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07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6) rotate (-2.15652882376419) translate (4.318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687906519277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1) rotate (-1.55194677087336) translate (6.348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4.3837906519277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6) rotate (-2.15652882376419) translate (6.633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2) rotate (-1.55264490257416) translate (5.31366602815131cm 3.4396533370027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02) rotate (-2.15687788961459) translate (5.441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03069992834cm 7.21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123cm" svg:height="2.71cm" draw:transform="skewX (0.0010471975511966) rotate (-1.57463605114928) translate (6.2447125335593cm 1.60904309395301cm)" svg:viewBox="0 0 1124 2711" svg:d="M1028 2284c-404-358-215-544-77-852 137-309 367-900-138-1419-91-85-652 280-543 410 171 162 50 420-154 865s-173 846 363 1400c130 132 614-333 549-404z">
          <text:p/>
        </draw:path>
        <draw:path draw:style-name="gr1" draw:text-style-name="P1" draw:layer="layout" svg:width="0.903cm" svg:height="0.661cm" draw:transform="skewX (0.00122173047639612) rotate (-2.15687788961459) translate (6.5846401432272cm 1.910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3317911453987cm 2.092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4:07.590000000</dc:date>
    <meta:editing-duration>PT3M1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